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100000001091D2AD01F79EF2D.gif" manifest:media-type="image/gi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JXc-TeX-main-R" svg:font-family="MJXc-TeX-main-R, MJXc-TeX-main-Rw"/>
    <style:font-face style:name="MJXc-TeX-math-I" svg:font-family="MJXc-TeX-math-I, MJXc-TeX-math-Ix, MJXc-TeX-math-Iw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  <style:font-face style:name="textbook" svg:font-family="textbook, Arial, Helvetica, sans-serif"/>
  </office:font-face-decls>
  <office:automatic-styles>
    <style:style style:name="Таблица1" style:family="table">
      <style:table-properties style:width="7.454cm" table:align="left"/>
    </style:style>
    <style:style style:name="Таблица1.A" style:family="table-column">
      <style:table-column-properties style:column-width="2.988cm"/>
    </style:style>
    <style:style style:name="Таблица1.B" style:family="table-column">
      <style:table-column-properties style:column-width="4.466cm"/>
    </style:style>
    <style:style style:name="Таблица1.A1" style:family="table-cell">
      <style:table-cell-properties style:vertical-align="middle" fo:padding-left="0.296cm" fo:padding-right="0.296cm" fo:padding-top="0.106cm" fo:padding-bottom="0.085cm" fo:border="0.05pt solid #bfbfbf"/>
    </style:style>
    <style:style style:name="Таблица2" style:family="table">
      <style:table-properties style:width="2.088cm" table:align="left"/>
    </style:style>
    <style:style style:name="Таблица2.A" style:family="table-column">
      <style:table-column-properties style:column-width="0.91cm"/>
    </style:style>
    <style:style style:name="Таблица2.B" style:family="table-column">
      <style:table-column-properties style:column-width="1.178cm"/>
    </style:style>
    <style:style style:name="Таблица2.A1" style:family="table-cell">
      <style:table-cell-properties style:vertical-align="middle" fo:padding="0cm" fo:border="none"/>
    </style:style>
    <style:style style:name="Таблица3" style:family="table">
      <style:table-properties style:width="2.067cm" table:align="left"/>
    </style:style>
    <style:style style:name="Таблица3.A" style:family="table-column">
      <style:table-column-properties style:column-width="0.889cm"/>
    </style:style>
    <style:style style:name="Таблица3.B" style:family="table-column">
      <style:table-column-properties style:column-width="1.178cm"/>
    </style:style>
    <style:style style:name="Таблица3.A1" style:family="table-cell">
      <style:table-cell-properties style:vertical-align="middle" fo:padding="0cm" fo:border="none"/>
    </style:style>
    <style:style style:name="Таблица4" style:family="table">
      <style:table-properties style:width="2.067cm" table:align="left"/>
    </style:style>
    <style:style style:name="Таблица4.A" style:family="table-column">
      <style:table-column-properties style:column-width="0.889cm"/>
    </style:style>
    <style:style style:name="Таблица4.B" style:family="table-column">
      <style:table-column-properties style:column-width="1.178cm"/>
    </style:style>
    <style:style style:name="Таблица4.A1" style:family="table-cell">
      <style:table-cell-properties style:vertical-align="middle" fo:padding="0cm" fo:border="none"/>
    </style:style>
    <style:style style:name="Таблица4.B2" style:family="table-cell">
      <style:table-cell-properties fo:padding="0.049cm" fo:border="none"/>
    </style:style>
    <style:style style:name="P1" style:family="paragraph" style:parent-style-name="Heading_20_1">
      <style:paragraph-properties fo:margin-left="0cm" fo:margin-right="0cm" fo:margin-top="0cm" fo:margin-bottom="0.847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000000" loext:opacity="100%" style:font-name="textbook" fo:font-size="21pt" fo:letter-spacing="normal" fo:font-style="normal" fo:font-weight="normal" loext:padding="0cm" loext:border="none"/>
    </style:style>
    <style:style style:name="P2" style:family="paragraph" style:parent-style-name="Heading_20_2">
      <style:paragraph-properties fo:margin-left="0cm" fo:margin-right="0cm" fo:margin-top="0.847cm" fo:margin-bottom="0.423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00000" loext:opacity="100%" style:font-name="Arial2" fo:font-size="15pt" fo:letter-spacing="normal" fo:font-style="normal" fo:font-weight="normal"/>
    </style:style>
    <style:style style:name="P3" style:family="paragraph" style:parent-style-name="Heading_20_3">
      <style:paragraph-properties fo:margin-left="0cm" fo:margin-right="0cm" fo:margin-top="0.635cm" fo:margin-bottom="0.212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000000" loext:opacity="100%" style:font-name="Arial2" fo:font-size="12pt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.085cm" fo:margin-bottom="0.085cm" style:contextual-spacing="false" style:line-height-at-least="0.381cm" fo:text-align="start" style:justify-single-word="false" fo:text-indent="0cm" style:auto-text-indent="false" fo:padding="0cm" fo:border="none"/>
      <style:text-properties fo:font-size="8.39999961853027pt" fo:font-weight="normal"/>
    </style:style>
    <style:style style:name="P5" style:family="paragraph" style:parent-style-name="Preformatted_20_Text">
      <style:paragraph-properties fo:margin-top="0.085cm" fo:margin-bottom="0.085cm" style:contextual-spacing="false" style:line-height-at-least="0.381cm" fo:text-align="start" style:justify-single-word="false" fo:padding="0cm" fo:border="none"/>
      <style:text-properties fo:font-size="8.39999961853027pt" fo:font-weight="normal"/>
    </style:style>
    <style:style style:name="P6" style:family="paragraph" style:parent-style-name="Table_20_Contents">
      <style:paragraph-properties fo:margin-left="0cm" fo:margin-right="0cm" fo:margin-top="0cm" fo:margin-bottom="0cm" style:contextual-spacing="false" style:line-height-at-least="0.381cm" fo:text-align="start" style:justify-single-word="false" fo:text-indent="0cm" style:auto-text-indent="false"/>
      <style:text-properties fo:font-size="8.39999961853027pt" fo:font-weight="normal"/>
    </style:style>
    <style:style style:name="P7" style:family="paragraph" style:parent-style-name="Table_20_Contents">
      <style:paragraph-properties fo:margin-top="0cm" fo:margin-bottom="0cm" style:contextual-spacing="false" style:line-height-at-least="0.381cm" fo:text-align="start" style:justify-single-word="false"/>
      <style:text-properties fo:font-size="8.39999961853027pt" fo:font-weight="normal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Heading">
      <style:paragraph-properties fo:margin-left="0cm" fo:margin-right="0cm" fo:margin-top="0cm" fo:margin-bottom="0cm" style:contextual-spacing="false" style:line-height-at-least="0.423cm" fo:text-align="start" style:justify-single-word="false" fo:text-indent="0cm" style:auto-text-indent="false"/>
      <style:text-properties fo:font-size="9pt" fo:font-weight="bold"/>
    </style:style>
    <style:style style:name="P10" style:family="paragraph" style:parent-style-name="Table_20_Heading">
      <style:paragraph-properties fo:margin-top="0cm" fo:margin-bottom="0cm" style:contextual-spacing="false" style:line-height-at-least="0.423cm" fo:text-align="start" style:justify-single-word="false"/>
      <style:text-properties fo:font-size="9pt" fo:font-weight="bold"/>
    </style:style>
    <style:style style:name="P11" style:family="paragraph" style:parent-style-name="Table_20_Heading">
      <style:paragraph-properties fo:margin-left="0cm" fo:margin-right="0cm" fo:margin-top="0cm" fo:margin-bottom="0cm" style:contextual-spacing="false" style:line-height-at-least="0.423cm" fo:text-align="start" style:justify-single-word="false" fo:text-indent="0cm" style:auto-text-indent="false"/>
      <style:text-properties loext:padding="0cm" loext:border="none"/>
    </style:style>
    <style:style style:name="P12" style:family="paragraph" style:parent-style-name="Text_20_body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000000" loext:opacity="100%" style:font-name="Arial2" fo:font-size="8.39999961853027pt" fo:letter-spacing="normal" fo:font-style="normal" fo:font-weight="normal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style:line-height-at-least="0.423cm" fo:orphans="2" fo:widows="2" fo:text-indent="0cm" style:auto-text-indent="false"/>
      <style:text-properties fo:font-variant="normal" fo:text-transform="none" fo:color="#000000" loext:opacity="100%" style:font-name="Arial2" fo:font-size="8.39999961853027pt" fo:letter-spacing="normal" fo:font-style="normal" fo:font-weight="normal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style:line-height-at-least="0.423cm" fo:orphans="2" fo:widows="2" fo:text-indent="0cm" style:auto-text-indent="false" fo:padding="0cm" fo:border="none"/>
      <style:text-properties fo:font-variant="normal" fo:text-transform="none" fo:color="#000000" loext:opacity="100%" style:font-name="Arial2" fo:font-size="8.39999961853027pt" fo:letter-spacing="normal" fo:font-style="normal" fo:font-weight="normal" loext:padding="0cm" loext:border="none"/>
    </style:style>
    <style:style style:name="P15" style:family="paragraph" style:parent-style-name="Text_20_body">
      <style:paragraph-properties fo:margin-left="0cm" fo:margin-right="0cm" fo:margin-top="0.212cm" fo:margin-bottom="0cm" style:contextual-spacing="false" style:line-height-at-least="0.423cm" fo:orphans="2" fo:widows="2" fo:text-indent="0cm" style:auto-text-indent="false" fo:padding="0cm" fo:border="none"/>
      <style:text-properties fo:font-variant="normal" fo:text-transform="none" fo:color="#000000" loext:opacity="100%" style:font-name="Arial2" fo:font-size="8.39999961853027pt" fo:letter-spacing="normal" fo:font-style="normal" fo:font-weight="normal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style:line-height-at-least="0.423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2" fo:font-size="8.39999961853027pt" fo:letter-spacing="normal" fo:font-style="normal" fo:font-weight="normal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style:line-height-at-least="0.42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rial2" fo:font-size="8.39999961853027pt" fo:letter-spacing="normal" fo:font-style="normal" fo:font-weight="normal" loext:padding="0cm" loext:border="none"/>
    </style:style>
    <style:style style:name="T1" style:family="text">
      <style:text-properties style:font-name="MJXc-TeX-math-I" fo:font-size="9.60000038146973pt"/>
    </style:style>
    <style:style style:name="T2" style:family="text">
      <style:text-properties style:font-name="MJXc-TeX-main-R" fo:font-size="9.60000038146973pt"/>
    </style:style>
    <style:style style:name="T3" style:family="text">
      <style:text-properties fo:font-size="9.60000038146973pt"/>
    </style:style>
    <style:style style:name="T4" style:family="text">
      <style:text-properties style:font-name="monospace"/>
    </style:style>
    <style:style style:name="T5" style:family="text">
      <style:text-properties fo:font-size="8.39999961853027pt" fo:font-weight="normal" style:font-size-asian="8.39999961853027pt" style:font-weight-asian="normal" style:font-size-complex="8.39999961853027pt" style:font-weight-complex="normal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6" text:anchor-type="page" text:anchor-page-number="1" svg:x="0.318cm" svg:y="0.212cm" svg:width="0.339cm" svg:height="0.339cm" draw:z-index="5">
        <draw:image xlink:href="Pictures/100000010000000100000001091D2AD01F79EF2D.gif" xlink:type="simple" xlink:show="embed" xlink:actuate="onLoad" draw:mime-type="image/gif"/>
        <svg:title>Скопировать вывод</svg:title>
      </draw:frame>
      <draw:frame draw:style-name="fr1" draw:name="Изображение5" text:anchor-type="page" text:anchor-page-number="1" svg:x="0.318cm" svg:y="0.212cm" svg:width="0.339cm" svg:height="0.339cm" draw:z-index="4">
        <draw:image xlink:href="Pictures/100000010000000100000001091D2AD01F79EF2D.gif" xlink:type="simple" xlink:show="embed" xlink:actuate="onLoad" draw:mime-type="image/gif"/>
        <svg:title>Скопировать ввод</svg:title>
      </draw:frame>
      <draw:frame draw:style-name="fr1" draw:name="Изображение4" text:anchor-type="page" text:anchor-page-number="1" svg:x="0.318cm" svg:y="0.212cm" svg:width="0.339cm" svg:height="0.339cm" draw:z-index="3">
        <draw:image xlink:href="Pictures/100000010000000100000001091D2AD01F79EF2D.gif" xlink:type="simple" xlink:show="embed" xlink:actuate="onLoad" draw:mime-type="image/gif"/>
        <svg:title>Скопировать вывод</svg:title>
      </draw:frame>
      <draw:frame draw:style-name="fr1" draw:name="Изображение3" text:anchor-type="page" text:anchor-page-number="1" svg:x="0.318cm" svg:y="0.212cm" svg:width="0.339cm" svg:height="0.339cm" draw:z-index="2">
        <draw:image xlink:href="Pictures/100000010000000100000001091D2AD01F79EF2D.gif" xlink:type="simple" xlink:show="embed" xlink:actuate="onLoad" draw:mime-type="image/gif"/>
        <svg:title>Скопировать ввод</svg:title>
      </draw:frame>
      <draw:frame draw:style-name="fr1" draw:name="Изображение2" text:anchor-type="page" text:anchor-page-number="1" svg:x="0.318cm" svg:y="0.212cm" svg:width="0.339cm" svg:height="0.339cm" draw:z-index="1">
        <draw:image xlink:href="Pictures/100000010000000100000001091D2AD01F79EF2D.gif" xlink:type="simple" xlink:show="embed" xlink:actuate="onLoad" draw:mime-type="image/gif"/>
        <svg:title>Скопировать вывод</svg:title>
      </draw:frame>
      <draw:frame draw:style-name="fr1" draw:name="Изображение1" text:anchor-type="page" text:anchor-page-number="1" svg:x="0.318cm" svg:y="0.212cm" svg:width="0.339cm" svg:height="0.339cm" draw:z-index="0">
        <draw:image xlink:href="Pictures/100000010000000100000001091D2AD01F79EF2D.gif" xlink:type="simple" xlink:show="embed" xlink:actuate="onLoad" draw:mime-type="image/gif"/>
        <svg:title>Скопировать ввод</svg:title>
      </draw:frame>
      <text:h text:style-name="P1" text:outline-level="1">G. Интересное путешествие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Ограничение времени</text:p>
          </table:table-cell>
          <table:table-cell table:style-name="Таблица1.A1" office:value-type="string">
            <text:p text:style-name="P6">1 секунда</text:p>
          </table:table-cell>
        </table:table-row>
        <table:table-row>
          <table:table-cell table:style-name="Таблица1.A1" office:value-type="string">
            <text:p text:style-name="P6">Ограничение памяти</text:p>
          </table:table-cell>
          <table:table-cell table:style-name="Таблица1.A1" office:value-type="string">
            <text:p text:style-name="P6">64Mb</text:p>
          </table:table-cell>
        </table:table-row>
        <table:table-row>
          <table:table-cell table:style-name="Таблица1.A1" office:value-type="string">
            <text:p text:style-name="P6">Ввод</text:p>
          </table:table-cell>
          <table:table-cell table:style-name="Таблица1.A1" office:value-type="string">
            <text:p text:style-name="P6">стандартный ввод или input.txt</text:p>
          </table:table-cell>
        </table:table-row>
        <table:table-row>
          <table:table-cell table:style-name="Таблица1.A1" office:value-type="string">
            <text:p text:style-name="P6">Вывод</text:p>
          </table:table-cell>
          <table:table-cell table:style-name="Таблица1.A1" office:value-type="string">
            <text:p text:style-name="P7">стандартный вывод или output.txt</text:p>
          </table:table-cell>
        </table:table-row>
      </table:table>
      <text:p text:style-name="P13">Не секрет, что некоторые программисты очень любят путешествовать. Хорошо всем известный программист Петя тоже очень любит путешествовать, посещать музеи и осматривать достопримечательности других городов.</text:p>
      <text:p text:style-name="P14">Для перемещений между из города в город он предпочитает использовать машину. При этом он заправляется только на станциях в городах, но не на станциях по пути. Поэтому он очень аккуратно выбирает маршруты, чтобы машина не заглохла в дороге. А ещё Петя очень важный член команды, поэтому он не может себе позволить путешествовать слишком долго. Он решил написать программу, которая поможет ему с выбором очередного путешествия. Но так как сейчас у него слишком много других задач, он попросил вас помочь ему.</text:p>
      <text:p text:style-name="P15">Расстояние между двумя городами считается как сумма модулей разности по каждой из координат. Дороги есть между всеми парами городов.</text:p>
      <text:h text:style-name="P2" text:outline-level="2">Формат ввода</text:h>
      <text:p text:style-name="P16">В первой строке входных данных записано количество городов <text:bookmark text:name="MathJax-Element-1-Frame"/><text:bookmark text:name="MJXc-Node-1"/><text:bookmark text:name="MJXc-Node-2"/><text:bookmark text:name="MJXc-Node-3"/><text:span text:style-name="T1">n</text:span> (<text:bookmark text:name="MathJax-Element-2-Frame"/><text:bookmark text:name="MJXc-Node-4"/><text:bookmark text:name="MJXc-Node-5"/><text:bookmark text:name="MJXc-Node-6"/><text:span text:style-name="T2">2</text:span><text:bookmark text:name="MJXc-Node-7"/><text:span text:style-name="T3">≤</text:span><text:bookmark text:name="MJXc-Node-8"/><text:span text:style-name="T1">n</text:span><text:bookmark text:name="MJXc-Node-9"/><text:span text:style-name="T3">≤</text:span><text:bookmark text:name="MJXc-Node-10"/><text:span text:style-name="T2">1</text:span><text:bookmark text:name="MJXc-Node-11"/><text:span text:style-name="T2">0</text:span><text:bookmark text:name="MJXc-Node-12"/><text:span text:style-name="T2">0</text:span><text:bookmark text:name="MJXc-Node-13"/><text:span text:style-name="T2">0</text:span>). В следующих <text:bookmark text:name="MathJax-Element-3-Frame"/><text:bookmark text:name="MJXc-Node-14"/><text:bookmark text:name="MJXc-Node-15"/><text:bookmark text:name="MJXc-Node-16"/><text:span text:style-name="T1">n</text:span> строках даны два целых числа: координаты каждого города, не превосходящие по модулю миллиарда. Все города пронумерованы числами от 1 до <text:bookmark text:name="MathJax-Element-4-Frame"/><text:bookmark text:name="MJXc-Node-17"/><text:bookmark text:name="MJXc-Node-18"/><text:bookmark text:name="MJXc-Node-19"/><text:span text:style-name="T1">n</text:span> в порядке записи во входных данных.</text:p>
      <text:p text:style-name="P17">В следующей строке записано целое положительное число <text:bookmark text:name="MathJax-Element-5-Frame"/><text:bookmark text:name="MJXc-Node-20"/><text:bookmark text:name="MJXc-Node-21"/><text:bookmark text:name="MJXc-Node-22"/><text:span text:style-name="T1">k</text:span>, не превосходящее двух миллиардов, — максимальное расстояние между городами, которое Петя может преодолеть без дозаправки машины.</text:p>
      <text:p text:style-name="P15">В последней строке записаны два различных числа — номер города, откуда едет Петя, и номер города, куда он едет.</text:p>
      <text:h text:style-name="P2" text:outline-level="2">Формат вывода</text:h>
      <text:p text:style-name="P12">Если существуют пути, удовлетворяющие описанным выше условиям, то выведите минимальное количество дорог, которое нужно проехать, чтобы попасть из начальной точки маршрута в конечную. Если пути не существует, выведите <text:span text:style-name="T4">-1</text:span>.</text:p>
      <text:h text:style-name="P3" text:outline-level="3">Пример 1</text:h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9">Ввод</text:p>
              <text:p text:style-name="P11"> </text:p>
            </table:table-cell>
            <table:table-cell table:style-name="Таблица2.A1" office:value-type="string">
              <text:p text:style-name="P10">Вывод</text:p>
              <text:p text:style-name="P11"> </text:p>
            </table:table-cell>
          </table:table-row>
        </table:table-header-rows>
        <table:table-row>
          <table:table-cell table:style-name="Таблица2.A1" office:value-type="string">
            <text:p text:style-name="P4">7</text:p>
            <text:p text:style-name="P5">0 0</text:p>
            <text:p text:style-name="P5">0 2</text:p>
            <text:p text:style-name="P5">2 2</text:p>
            <text:p text:style-name="P5">0 -2</text:p>
            <text:p text:style-name="P5">2 -2</text:p>
            <text:p text:style-name="P5">2 -1</text:p>
            <text:p text:style-name="P5">2 1</text:p>
            <text:p text:style-name="P5">2</text:p>
            <text:p text:style-name="P4">1 3</text:p>
          </table:table-cell>
          <table:table-cell table:style-name="Таблица2.A1" office:value-type="string">
            <text:p text:style-name="P4">2</text:p>
          </table:table-cell>
        </table:table-row>
      </table:table>
      <text:h text:style-name="P3" text:outline-level="3"><text:soft-page-break/>Пример 2</text:h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9">Ввод</text:p>
              <text:p text:style-name="P11"> </text:p>
            </table:table-cell>
            <table:table-cell table:style-name="Таблица3.A1" office:value-type="string">
              <text:p text:style-name="P10">Вывод</text:p>
              <text:p text:style-name="P11"> </text:p>
            </table:table-cell>
          </table:table-row>
        </table:table-header-rows>
        <table:table-row>
          <table:table-cell table:style-name="Таблица3.A1" office:value-type="string">
            <text:p text:style-name="P4">4</text:p>
            <text:p text:style-name="P5">0 0</text:p>
            <text:p text:style-name="P5">1 0</text:p>
            <text:p text:style-name="P5">0 1</text:p>
            <text:p text:style-name="P5">1 1</text:p>
            <text:p text:style-name="P5">2</text:p>
            <text:p text:style-name="P4">1 4</text:p>
          </table:table-cell>
          <table:table-cell table:style-name="Таблица3.A1" office:value-type="string">
            <text:p text:style-name="P4">1</text:p>
          </table:table-cell>
        </table:table-row>
      </table:table>
      <text:h text:style-name="P3" text:outline-level="3">Пример 3</text:h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9">Ввод</text:p>
              <text:p text:style-name="P11"> </text:p>
            </table:table-cell>
            <table:table-cell table:style-name="Таблица4.A1" office:value-type="string">
              <text:p text:style-name="P10">Вывод</text:p>
              <text:p text:style-name="P11"> </text:p>
            </table:table-cell>
          </table:table-row>
        </table:table-header-rows>
        <table:table-row>
          <table:table-cell table:style-name="Таблица4.A1" office:value-type="string">
            <text:p text:style-name="P4">4</text:p>
            <text:p text:style-name="P5">0 0</text:p>
            <text:p text:style-name="P5">2 0</text:p>
            <text:p text:style-name="P5">0 2</text:p>
            <text:p text:style-name="P5">2 2</text:p>
            <text:p text:style-name="P5">1</text:p>
            <text:p text:style-name="P5">1 4</text:p>
          </table:table-cell>
          <table:table-cell table:style-name="Таблица4.B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JXc-TeX-main-R" svg:font-family="MJXc-TeX-main-R, MJXc-TeX-main-Rw"/>
    <style:font-face style:name="MJXc-TeX-math-I" svg:font-family="MJXc-TeX-math-I, MJXc-TeX-math-Ix, MJXc-TeX-math-Iw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  <style:font-face style:name="textbook" svg:font-family="textbook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7T19:56:26.572000000</meta:creation-date>
    <dc:date>2022-12-17T19:56:52.216000000</dc:date>
    <meta:editing-duration>PT26S</meta:editing-duration>
    <meta:editing-cycles>1</meta:editing-cycles>
    <meta:document-statistic meta:table-count="4" meta:image-count="6" meta:object-count="0" meta:page-count="2" meta:paragraph-count="59" meta:word-count="313" meta:character-count="1911" meta:non-whitespace-character-count="1643"/>
    <meta:generator>LibreOffice/7.4.3.2$Windows_X86_64 LibreOffice_project/1048a8393ae2eeec98dff31b5c133c5f1d08b890</meta:generator>
  </office:meta>
</office:document-meta>
</file>